
<file path=META-INF/manifest.xml><?xml version="1.0" encoding="utf-8"?>
<manifest:manifest xmlns:ns36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ns36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vg:font-family="'DejaVu Serif'" style:font-family-generic="roman" style:name="DejaVuSerif" style:font-pitch="variable"/>
    <style:font-face svg:font-family="'DejaVu Sans'" style:font-family-generic="swiss" style:name="DejaVuSans" style:font-pitch="variable"/>
    <style:font-face svg:font-family="'DejaVu mono'" style:font-family-generic="modern" style:name="DejaVumono" style:font-pitch="fixed"/>
    <style:font-face svg:font-family="'DejaVu Sans Mono'" style:font-family-generic="swiss" style:name="DejaVuSansMono" style:font-pitch="fixed"/>
  </office:font-face-decls>
  <office:automatic-styles>
    <style:style style:family="section" style:name="Sect1" style:display-name="Sect1"/>
  </office:automatic-styles>
  <office:body>
    <office:text>
      <text:section text:style-name="Sect1" text:name="RunaWFE. Инструкция по установке специализированного дистрибутива для AltLinux">
        <text:h text:outline-level="1" text:style-name="HeadingArticle">RunaWFE. Инструкция по установке специализированного дистрибутива для AltLinux</text:h>
        <text:p text:style-name="TextBody"> © 2004-2012, ЗАО “Руна”, материалы этого документа распространяется свободно на условиях лицензии GNU FDL. RunaWFE является системой с открытым кодом и распространяется в соответствии с LGPL лицензией (<text:a xlink:href="http://www.gnu.org/licenses/lgpl.html).">http://www.gnu.org/licenses/lgpl.html).</text:a></text:p>
        <text:p text:style-name="TextBody">Дистрибутив содержит два диска: </text:p>
        <text:list text:style-name="unorderedlist">
          <text:list-item>
            <text:p text:style-name="TextBody"> Установочный диск для клиентской части (Клиентский дистрибутив) </text:p>
          </text:list-item>
          <text:list-item>
            <text:p text:style-name="TextBody"> Установочный диск для сервреной части (Серверный дистрибутив) </text:p>
          </text:list-item>
        </text:list>
        <text:p text:style-name="TextBody">При помощи клиентского дистрибутива можно установить следующие компоненты: </text:p>
        <text:p text:style-name="TextBody">- Клиент – web-ссылка на клиентский web-интерфейс </text:p>
        <text:p text:style-name="TextBody">- Клиент-оповещатель о поступивших заданиях </text:p>
        <text:p text:style-name="TextBody">- Графический редактор бизнес-процессов </text:p>
        <text:p text:style-name="TextBody">- Документация </text:p>
        <text:p text:style-name="TextBody">- Симулятор бизнес-процессов (Устанавливаемый на клиенте компонент, при помощи которого можно тестировать разработанные бизнес-процессы) </text:p>
        <text:p text:style-name="TextBody">После того, как компоненты установлены, с ними можно работать через меню системы: меню/офис/RunaWFE или иконки на десктопе. </text:p>
        <text:p text:style-name="TextBody">При помощи серверного дистрибутива можно установить следующие компоненты: </text:p>
        <text:list text:style-name="unorderedlist">
          <text:list-item>
            <text:p text:style-name="TextBody"> RunaWFE сервер </text:p>
          </text:list-item>
          <text:list-item>
            <text:p text:style-name="TextBody"> Бот-станция </text:p>
          </text:list-item>
        </text:list>
        <text:p text:style-name="TextBody">Cпециализированный дистрибутив выпущен под названием <text:span text:style-name="Bold">AltLinux Workflow</text:span>. Дистрибутив содержит операционную систему AltLinux Desktop 4.0 и систему управления бизнес-процессами предприятия RunaWFE 2.2 </text:p>
        <text:section text:style-name="Sect1" text:name="Как установить:">
          <text:h text:outline-level="2" text:style-name="Heading1">Как установить:</text:h>
          <text:p text:style-name="TextBody">1. Выберите дистрибутив, который вам требуется (клиентский или серверный) </text:p>
          <text:p text:style-name="TextBody">2. Следуйте инструкциям по установке дистрибутива </text:p>
          <text:p text:style-name="TextBody">Чтобы установить RunaWFE на уже установленную систему ALT Linux 4.0, нужно при помощи средств командной строки или графических программ (например, Synaptic) выполнить следующие действия: </text:p>
          <text:p text:style-name="TextBody">1. Добавить в пакетную систему установочный диск для нужной части RunaWFE (клиентской или серверной). </text:p>
          <text:p text:style-name="TextBody">2. Установить нужные пакеты (на выбор): </text:p>
          <text:p text:style-name="TextBody">a. Для клиентской части: </text:p>
          <text:p text:style-name="TextBody">runawfe-client - для работы в системе RunaWFE с помощью браузера; </text:p>
          <text:p text:style-name="TextBody">runawfe-notifier - для работы в системе RunaWFE непосредственно из графической среды через клиент-оповещатель о поступивших заданиях  </text:p>
          <text:p text:style-name="TextBody">runawfe-gpd - для создания и редактирования бизнес-процессов; </text:p>
          <text:p text:style-name="TextBody">runawfe-simulation - для локального тестирования бизнес-процессов. </text:p>
          <text:p text:style-name="TextBody">б. Для серверной части: </text:p>
          <text:p text:style-name="TextBody">runawfe-server - сервер RunaWFE; </text:p>
          <text:p text:style-name="TextBody">runawfe-botstation - бот-станция RunaWFE. </text:p>
          <text:p text:style-name="TextBody">При установке пакетов пакетная система доустановит нужные зависимости. </text:p>
          <text:p text:style-name="TextBody">Внимание! Не рекомендуется добавлять в пакетную систему оба диска и пытаться устанавливать в одну систему и серверную, и клиентскую части. </text:p>
          <text:p text:style-name="TextBody">Для выполнения бизнес-процессов на том же компьютере, на котором ведётся их разработка, рекомендуется устанавливать пакет runawfe-simulation. </text:p>
          <text:p text:style-name="TextBody">Перед тем, как запустить клиент или клиент-оповещатель, их надо настроить на сервер. Для этого предусмотрены специальные пункты меню и иконки. По клику на иконку настройки откроется файл, в котором вместо main_wfe_server надо будет ввести адрес сервера, на котором установлена серверная часть системы (runawfe-server).</text:p>
        </text:section>
      </text:section>
    </office:text>
  </office:body>
</office:document-content>
</file>

<file path=styles.xml><?xml version="1.0" encoding="utf-8"?>
<office:document-styles xmlns:ns36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vg:font-family="'DejaVu Serif'" style:font-family-generic="roman" style:name="DejaVuSerif" style:font-pitch="variable"/>
    <style:font-face svg:font-family="'DejaVu Sans'" style:font-family-generic="swiss" style:name="DejaVuSans" style:font-pitch="variable"/>
    <style:font-face svg:font-family="'DejaVu mono'" style:font-family-generic="modern" style:name="DejaVumono" style:font-pitch="fixed"/>
    <style:font-face svg:font-family="'DejaVu Sans Mono'" style:font-family-generic="swiss" style:name="DejaVuSansMono" style:font-pitch="fixed"/>
  </office:font-face-decls>
  <office:styles>
    <style:style style:family="table-column" style:name="Dumbcolumn" style:display-name="Dumbcolumn">
      <style:table-column-properties style:column-width="1.0in"/>
    </style:style>
    <style:style style:family="paragraph" style:name="IndentedSingle" style:display-name="IndentedSingle">
      <style:paragraph-properties fo:margin-right="0in" fo:margin-top="0.05in" fo:keep-together="always" fo:orphans="3" fo:margin-left="0.12in" fo:margin-bottom="0.04in"/>
      <style:text-properties style:font-name="DejaVuSerif"/>
    </style:style>
    <style:style style:family="paragraph" style:name="IndentedDouble" style:display-name="IndentedDouble">
      <style:paragraph-properties fo:margin-right="0in" fo:margin-top="0.05in" fo:keep-together="always" fo:orphans="3" fo:margin-left="0.24in" fo:margin-bottom="0.04in"/>
      <style:text-properties style:font-name="DejaVuSerif"/>
    </style:style>
    <style:style style:family="paragraph" style:name="IndentedTriple" style:display-name="IndentedTriple">
      <style:paragraph-properties fo:margin-right="0in" fo:margin-top="0.05in" fo:keep-together="always" fo:orphans="3" fo:margin-left="0.36in" fo:margin-bottom="0.04in"/>
      <style:text-properties style:font-name="DejaVuSerif"/>
    </style:style>
    <style:style style:family="text" style:name="Strike" style:display-name="Strike">
      <style:text-properties style:font-name="DejaVuSerif" style:text-line-through-style="solid"/>
    </style:style>
    <style:style style:family="text" style:name="Big" style:display-name="Big">
      <style:text-properties style:font-name="DejaVuSerif" fo:font-size="125%"/>
    </style:style>
    <style:style style:family="text" style:name="Small" style:display-name="Small">
      <style:text-properties style:font-name="DejaVuSerif" fo:font-size="80%"/>
    </style:style>
    <style:style style:family="paragraph" style:name="Blockquote" style:display-name="Blockquote">
      <style:paragraph-properties fo:margin-right="0.12in" fo:margin-top="0in" fo:keep-together="always" fo:orphans="3" fo:margin-left="0.12in" fo:margin-bottom="0.15in"/>
      <style:text-properties style:font-name="DejaVuSerif"/>
    </style:style>
    <style:style style:family="text" style:name="Underline" style:display-name="Underline">
      <style:text-properties style:text-underline-style="solid" style:font-name="DejaVuSerif"/>
    </style:style>
    <style:style style:family="text" style:name="Sup" style:display-name="Sup">
      <style:text-properties style:text-position="super" style:font-name="DejaVuSerif"/>
    </style:style>
    <style:style style:family="text" style:name="Sub" style:display-name="Sub">
      <style:text-properties style:text-position="-30% 50%" style:font-name="DejaVuSerif"/>
    </style:style>
    <style:style style:family="paragraph" style:name="Center" style:display-name="Center">
      <style:paragraph-properties fo:text-align="center"/>
      <style:text-properties style:font-name="DejaVuSerif"/>
    </style:style>
    <style:style style:family="graphic" style:name="Formula" style:display-name="Formula"/>
    <style:style style:default-outline-level="1" style:name="Chapter" style:family="paragraph" style:display-name="Chapter">
      <style:paragraph-properties fo:margin-bottom="0.15in" fo:keep-with-next="always" fo:margin-top="0.3in"/>
      <style:text-properties style:font-name="DejaVuSans" fo:font-size="32pt"/>
    </style:style>
    <style:style style:default-outline-level="1" style:name="HeadingArticle" style:family="paragraph" style:display-name="HeadingArticle">
      <style:paragraph-properties fo:margin-bottom="0.15in" fo:keep-with-next="always" fo:margin-top="0in"/>
      <style:text-properties style:font-name="DejaVuSans" fo:font-size="24pt"/>
    </style:style>
    <style:style style:default-outline-level="2" style:name="Heading1" style:family="paragraph" style:display-name="Heading1">
      <style:paragraph-properties fo:margin-bottom="0.15in" fo:keep-with-next="always" fo:margin-top="0.3in"/>
      <style:text-properties style:font-name="DejaVuSans" fo:font-size="20pt"/>
    </style:style>
    <style:style style:default-outline-level="3" style:name="Heading2" style:family="paragraph" style:display-name="Heading2">
      <style:text-properties style:font-name="DejaVuSans" fo:font-size="18pt"/>
      <style:paragraph-properties fo:margin-bottom="0.08in" fo:keep-with-next="always" fo:margin-top="0.3in"/>
    </style:style>
    <style:style style:default-outline-level="4" style:name="Heading3" style:family="paragraph" style:display-name="Heading3">
      <style:text-properties style:font-name="DejaVuSans" fo:font-size="16pt"/>
      <style:paragraph-properties fo:margin-bottom="0.05in" fo:keep-with-next="always" fo:margin-top="0.3in"/>
    </style:style>
    <style:style style:default-outline-level="5" style:name="Heading4" style:family="paragraph" style:display-name="Heading4">
      <style:text-properties style:font-name="DejaVuSans" fo:font-size="14pt"/>
      <style:paragraph-properties fo:margin-bottom="0.05in" fo:keep-with-next="always" fo:margin-top="0.3in"/>
    </style:style>
    <style:style style:default-outline-level="6" style:name="Heading5" style:family="paragraph" style:display-name="Heading5">
      <style:text-properties style:font-name="DejaVuSans" fo:font-size="10pt"/>
      <style:paragraph-properties fo:margin-bottom="0.05in" fo:keep-with-next="always" fo:margin-top="0.3in"/>
    </style:style>
    <style:style style:family="paragraph" style:name="TextBody" style:display-name="TextBody">
      <style:paragraph-properties fo:margin-top="0.04in" fo:keep-together="always" style:punctuation-wrap="hanging" fo:orphans="3" fo:text-align="left" style:line-break="strict" fo:margin-bottom="0.05in"/>
      <style:text-properties fo:language="en" style:font-name="DejaVuSerif" fo:country="US" fo:font-size="12pt"/>
    </style:style>
    <style:style style:family="text" style:name="Bold" style:display-name="Bold">
      <style:text-properties style:font-name="DejaVuSerif" fo:font-weight="bold"/>
    </style:style>
    <style:style style:family="text" style:name="Emphasis" style:display-name="Emphasis">
      <style:text-properties fo:font-style="italic" style:font-name="DejaVuSerif"/>
    </style:style>
    <style:style style:family="text" style:name="Teletyped" style:display-name="Teletyped">
      <style:text-properties style:font-name="DejaVumono" fo:font-size="80%"/>
    </style:style>
    <style:style style:family="paragraph" style:name="Preformatted" style:display-name="Preformatted">
      <style:paragraph-properties fo:margin-right=".25in" fo:margin-top=".25in" fo:keep-together="always" fo:background-color="#e6e6e6" fo:orphans="3" fo:margin-left=".25in" fo:margin-bottom=".25in"/>
      <style:text-properties style:font-name="DejaVumono" fo:font-size="10pt"/>
    </style:style>
    <text:list-style style:name="FootnoteList" style:display-name="FootnoteList">
      <text:list-level-style-number text:level="1" style:num-format="1">
        <style:list-level-properties text:min-label-width="0.2in" text:space-before="0.02in"/>
      </text:list-level-style-number>
    </text:list-style>
    <style:style style:list-style-name="FootnoteList" style:family="paragraph" style:name="Footnote" style:display-name="Footnote">
      <style:text-properties style:font-name="DejaVuSerif" fo:font-size="10pt"/>
    </style:style>
    <style:style style:family="paragraph" style:name="HorizontalLine" style:display-name="HorizontalLine">
      <style:paragraph-properties fo:border-right="none" fo:border-top="none" fo:padding="0in" fo:margin-top="0in" fo:border-left="none" fo:margin-bottom="0.1965in" style:border-line-width-bottom="0.0008in 0.0138in 0.0008in" fo:border-bottom="0.0154in double #808080"/>
    </style:style>
    <text:list-style style:name="numberedlist" style:display-name="numberedlist">
      <text:list-level-style-number style:num-suffix=".  " style:num-prefix="  " text:level="1" style:num-format="1"/>
      <text:list-level-style-number style:num-suffix=")  " style:num-prefix="  " text:level="2" style:num-format="a"/>
      <text:list-level-style-bullet style:num-suffix="   " style:num-prefix="  " text:level="3" text:bullet-char="•"/>
    </text:list-style>
    <text:list-style style:name="unorderedlist" style:display-name="unorderedlist">
      <text:list-level-style-bullet style:num-suffix="   " style:num-prefix="   " text:level="1" text:bullet-char="•"/>
    </text:list-style>
    <text:list-style style:name="definitionlist" style:display-name="definitionlist">
      <text:list-level-style-bullet style:num-suffix="" text:bullet-char=" " text:level="1"/>
    </text:list-style>
    <style:style style:family="paragraph" style:name="definitionterm" style:display-name="definitionterm">
      <style:text-properties style:font-name="DejaVuSerif" fo:font-weight="bold"/>
    </style:style>
    <style:style style:family="graphic" style:parent-style-name="mwlibfrmOuter" style:name="mwlibfrmOuterCenter" style:display-name="mwlibfrmOuterCenter">
      <style:graphic-properties fo:padding="0.0402in" fo:background-color="transparent" style:wrap="paralell" fo:margin-top="0.1in" fo:margin-right="0.1in" fo:margin-left="0.1in" style:vertical-pos="from-top" style:horizontal-rel="paragraph" dr3d:shadow="none" style:number-wrapped-paragraphs="no-limit" fo:margin-bottom="0.1in" style:horizontal-pos="center" style:vertical-rel="paragraph" fo:border="0.0138in solid #c0c0c0"/>
    </style:style>
    <style:style style:family="graphic" style:parent-style-name="mwlibfrmOuter" style:name="mwlibfrmOuterLeft" style:display-name="mwlibfrmOuterLeft">
      <style:graphic-properties fo:padding="0.0402in" fo:background-color="transparent" style:wrap="right" fo:margin-top="0.1in" fo:margin-right="0.1in" fo:margin-left="0.1in" style:vertical-pos="from-top" style:horizontal-rel="paragraph" dr3d:shadow="none" style:number-wrapped-paragraphs="no-limit" fo:margin-bottom="0.1in" style:horizontal-pos="left" style:vertical-rel="paragraph" fo:border="0.0138in solid #c0c0c0"/>
    </style:style>
    <style:style style:family="graphic" style:parent-style-name="mwlibfrmOuter" style:name="mwlibfrmOuterRight" style:display-name="mwlibfrmOuterRight">
      <style:graphic-properties fo:padding="0.0402in" fo:background-color="transparent" style:wrap="left" fo:margin-top="0.1in" fo:margin-right="0.1in" fo:margin-left="0.1in" style:vertical-pos="from-top" style:horizontal-rel="paragraph" dr3d:shadow="none" style:number-wrapped-paragraphs="no-limit" fo:margin-bottom="0.1in" style:horizontal-pos="right" style:vertical-rel="paragraph" fo:border="0.0138in solid #c0c0c0"/>
    </style:style>
    <style:style style:family="graphic" style:name="mwlib_frmInner" style:display-name="mwlib_frmInner">
      <style:graphic-properties draw:gamma="100%" fo:clip="rect(0in 0in 0in 0in)" draw:color-mode="standard" style:mirror="none" draw:contrast="0%" style:vertical-pos="from-top" style:horizontal-rel="paragraph" draw:red="0%" draw:luminance="0%" style:horizontal-pos="center" draw:color-inversion="false" draw:blue="0%" style:vertical-rel="paragraph" draw:image-opacity="100%" draw:green="0%"/>
    </style:style>
    <style:style style:family="paragraph" style:parent-style-name="TextBody" style:name="ImageCaption" style:display-name="ImageCaption">
      <style:paragraph-properties fo:text-align="center" style:justify-single-word="false"/>
      <style:text-properties style:font-name="DejaVuSerif" fo:font-size="10pt"/>
    </style:style>
    <style:style style:family="paragraph" style:name="TableCaption" style:display-name="TableCaption">
      <style:paragraph-properties fo:margin-bottom="0.1in" fo:text-align="center"/>
      <style:text-properties style:font-name="DejaVuSerif" fo:font-weight="bold"/>
    </style:style>
    <style:style style:family="section" style:name="SectTable" style:display-name="SectTable"/>
  </office:styles>
  <office:automatic-styles/>
</office:document-styles>
</file>

<file path=meta.xml><?xml version="1.0" encoding="utf-8"?>
<office:document-meta xmlns:ns36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meta>
    <dc:language>en</dc:language>
    <meta:user-defined meta:name="Rights">GFDL</meta:user-defined>
    <dc:title/>
    <meta:generator>ODFPY/0.9.3</meta:generator>
  </office:meta>
</office:document-meta>
</file>